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3b15d7d" officeooo:paragraph-rsid="03b15d7d"/>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3b195d2"/>
    </style:style>
    <style:style style:name="T1378" style:family="text">
      <style:text-properties officeooo:rsid="03b33b44"/>
    </style:style>
    <style:style style:name="T1379" style:family="text">
      <style:text-properties officeooo:rsid="03b43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text:span text:style-name="T1268"><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text:span text:style-name="T1358"><office:annotation office:name="__Annotation__30866_1536795900" loext:resolved="false"><dc:creator>Alexandre Moret Houplon</dc:creator><dc:date>2026-02-18T13:06:07.263142659</dc:date><meta:creator-initials>AMH</meta:creator-initials><text:p text:style-name="Comment">Deluz : multorum</text:p></office:annotation></text:spa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p>
      <text:p text:style-name="P71"><text:s/><text:span text:style-name="amh_5f_foliotation">[f. 246r]</text:span> <text:span text:style-name="T1377">naturam diuine ypostasi </text:span><text:span text:style-name="T1378">ineffabiliter coniunxit qui uirtute Sancti Spiritus </text:span><text:span text:style-name="T1379">feminam hanc lab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23</text:page-number><text:bookmark-end text:name="PageNumWizard_FOOTER_Style de page par défaut13"/></text:p>
      </style:footer>
      <style:footer-left>
        <text:p text:style-name="MP2"><text:bookmark-start text:name="PageNumWizard_FOOTER_Style de page par défaut14"/><text:page-number text:select-page="current">24</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xandre Moret Houplon</meta:initial-creator>
    <meta:creation-date>2025-12-24T10:08:22.880740228</meta:creation-date>
    <dc:date>2026-02-18T13:15:49.563757400</dc:date>
    <dc:creator>Alexandre Moret Houplon</dc:creator>
    <meta:editing-duration>P3DT21H5M15S</meta:editing-duration>
    <meta:editing-cycles>1466</meta:editing-cycles>
    <meta:generator>LibreOffice/25.8.4.2$Linux_X86_64 LibreOffice_project/580$Build-2</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24" meta:paragraph-count="149" meta:word-count="8975" meta:character-count="60945" meta:non-whitespace-character-count="52102"/>
  </office:meta>
</office:document-meta>
</file>